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color="#ff0000" draw:fill="none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fill="solid" draw:fill-color="#999999"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stroke="dash" draw:stroke-dash="Fine_20_Dashed_20__28_var_29_" svg:stroke-width="0.05cm" svg:stroke-color="#999999" draw:marker-start-width="0.38cm" draw:marker-end-width="0.38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id="id1" draw:layer="layout" svg:width="1cm" svg:height="1cm" svg:x="2.5cm" svg:y="0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id="id4" draw:layer="layout" svg:width="1cm" svg:height="1cm" svg:x="3.5cm" svg:y="5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id="id3" draw:layer="layout" svg:width="1cm" svg:height="1.5cm" svg:x="1.5cm" svg:y="5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id="id2" draw:layer="layout" svg:width="1cm" svg:height="2cm" svg:x="2.5cm" svg:y="2cm">
          <text:p/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3cm" svg:y1="1.5cm" svg:x2="3cm" svg:y2="2cm" draw:start-shape="id1" draw:start-glue-point="2" draw:end-shape="id2" draw:end-glue-point="0" svg:d="m3000 1500v500">
          <text:p/>
        </draw:connector>
        <draw:connector draw:style-name="gr3" draw:text-style-name="P1" draw:layer="layout" draw:type="line" svg:x1="3cm" svg:y1="4cm" svg:x2="2cm" svg:y2="5.5cm" draw:start-shape="id2" draw:start-glue-point="2" draw:end-shape="id3" draw:end-glue-point="0" svg:d="m3000 4000-1000 1500">
          <text:p/>
        </draw:connector>
        <draw:custom-shape draw:style-name="gr4" draw:text-style-name="P1" draw:layer="layout" svg:width="6.2cm" svg:height="8cm" svg:x="0cm" svg:y="0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line" svg:x1="3cm" svg:y1="4cm" svg:x2="4cm" svg:y2="5.5cm" draw:start-shape="id2" draw:start-glue-point="2" draw:end-shape="id4" draw:end-glue-point="0" svg:d="m3000 4000 1000 150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6.2cm" fo:page-height="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user </meta:initial-creator>
    <meta:creation-date>2011-03-19T22:31:35</meta:creation-date>
    <dc:date>2011-03-19T23:38:56</dc:date>
    <dc:creator>user </dc:creator>
    <meta:editing-duration>PT01H07M22S</meta:editing-duration>
    <meta:editing-cycles>2</meta:editing-cycles>
    <meta:generator>OpenOffice.org/3.2$Linux OpenOffice.org_project/320m12$Build-9483</meta:generator>
    <meta:document-statistic meta:object-count="8"/>
  </office:meta>
</office:document-meta>
</file>